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5_12-01-34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15_15-13-28_000.jpg</text:p>
          </table:table-cell>
          <table:table-cell table:style-name="ce11" office:value-type="string">
            <text:p>:m RES 1*3 / free# JVEMV6 76#_30:1 / 76. physics / w=~,topics=ヤコビアン；極座標,other=calc+,s=~,i=~,doc=r-2-4~6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3 / free# JVEMV6 76#_30:1 / 76. physics / w=~,topics=ヤコビアン；極座標,other=calc+,s=~,i=~,doc=r-2-4~6">
            <text:p>:m RES 1*3 / free# JVEMV6 76#_30:1 / 76. physics / w=~,topics=ヤコビアン；極座標,other=calc+,s=~,i=~,doc=r-2-4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15_15-13-53_000.jpg</text:p>
          </table:table-cell>
          <table:table-cell table:style-name="ce11" office:value-type="string">
            <text:p>:m RES 2*3 / free# JVEMV6 76#_30:1 / 76. physics / w=~,topics=ヤコビアン；極座標,other=calc+,s=~,i=~,doc=r-2-4~6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2*3 / free# JVEMV6 76#_30:1 / 76. physics / w=~,topics=ヤコビアン；極座標,other=calc+,s=~,i=~,doc=r-2-4~6">
            <text:p>:m RES 2*3 / free# JVEMV6 76#_30:1 / 76. physics / w=~,topics=ヤコビアン；極座標,other=calc+,s=~,i=~,doc=r-2-4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15_15-14-24_000.jpg</text:p>
          </table:table-cell>
          <table:table-cell table:style-name="ce11" office:value-type="string">
            <text:p>:m RES 3*3 / free# JVEMV6 76#_30:1 / 76. physics / w=~,topics=ヤコビアン；極座標,other=calc+,s=~,i=~,doc=r-2-4~6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3*3 / free# JVEMV6 76#_30:1 / 76. physics / w=~,topics=ヤコビアン；極座標,other=calc+,s=~,i=~,doc=r-2-4~6">
            <text:p>:m RES 3*3 / free# JVEMV6 76#_30:1 / 76. physics / w=~,topics=ヤコビアン；極座標,other=calc+,s=~,i=~,doc=r-2-4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15_17-22-30_000.jpg</text:p>
          </table:table-cell>
          <table:table-cell table:style-name="ce11" office:value-type="string">
            <text:p>:m RES 1*2 / free# JVEMV6 76#_30:2 / 76. physics / w=~,topics=重積分；置換積分,other=~,s=~,i=~,doc=r-2-4~7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*2 / free# JVEMV6 76#_30:2 / 76. physics / w=~,topics=重積分；置換積分,other=~,s=~,i=~,doc=r-2-4~7">
            <text:p>:m RES 1*2 / free# JVEMV6 76#_30:2 / 76. physics / w=~,topics=重積分；置換積分,other=~,s=~,i=~,doc=r-2-4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15_17-22-53_000.jpg</text:p>
          </table:table-cell>
          <table:table-cell table:style-name="ce11" office:value-type="string">
            <text:p>:m RES 2*2 / free# JVEMV6 76#_30:2 / 76. physics / w=~,topics=重積分；置換積分,other=calc+,s=~,i=~,doc=r-2-4~7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2*2 / free# JVEMV6 76#_30:2 / 76. physics / w=~,topics=重積分；置換積分,other=calc+,s=~,i=~,doc=r-2-4~7">
            <text:p>:m RES 2*2 / free# JVEMV6 76#_30:2 / 76. physics / w=~,topics=重積分；置換積分,other=calc+,s=~,i=~,doc=r-2-4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15_17-30-11_000.jpg</text:p>
          </table:table-cell>
          <table:table-cell table:style-name="ce11" office:value-type="string">
            <text:p>:bookmemo / 読んだ本 / 『植民地朝鮮の日本人』 / 著者=高崎宗司 / 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bookmemo / 読んだ本 / 『植民地朝鮮の日本人』 / 著者=高崎宗司 / ">
            <text:p>:bookmemo / 読んだ本 / 『植民地朝鮮の日本人』 / 著者=高崎宗司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15_17-30-17_000.jpg</text:p>
          </table:table-cell>
          <table:table-cell table:style-name="ce11" office:value-type="string">
            <text:p>:bookmemo / 読んだ本 / 『道教の世界』 / 著者=窪徳忠 / 途中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bookmemo / 読んだ本 / 『道教の世界』 / 著者=窪徳忠 / 途中">
            <text:p>:bookmemo / 読んだ本 / 『道教の世界』 / 著者=窪徳忠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15_17-30-29_000.jpg</text:p>
          </table:table-cell>
          <table:table-cell table:style-name="ce11" office:value-type="string">
            <text:p>:bookmemo / 読んだ本 / 『道教の世界』 / 著者=窪徳忠 / 途中 ここまで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bookmemo / 読んだ本 / 『道教の世界』 / 著者=窪徳忠 / 途中 ここまで">
            <text:p>:bookmemo / 読んだ本 / 『道教の世界』 / 著者=窪徳忠 / 途中 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15_17-54-37_000.jpg</text:p>
          </table:table-cell>
          <table:table-cell table:style-name="ce11" office:value-type="string">
            <text:p>:PHOTO 記録 / 文書：コレポン / #*# / about=予約忘れ、すみません；改めて予約,with=スズキ歯科（宮崎台駅、近く）,content=~,other=~ / N~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PHOTO 記録 / 文書：コレポン / #*# / about=予約忘れ、すみません；改めて予約,with=スズキ歯科（宮崎台駅、近く）,content=~,other=~ / N~">
            <text:p>:PHOTO 記録 / 文書：コレポン / #*# / about=予約忘れ、すみません；改めて予約,with=スズキ歯科（宮崎台駅、近く）,content=~,other=~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15_17-55-19_000.jpg</text:p>
          </table:table-cell>
          <table:table-cell table:style-name="ce20" office:value-type="string">
            <text:p>:m #*# RES / JVEMV6 64#133_植民地朝鮮の-- / 『植民地朝鮮の日本人』 著者=高崎宗司,校注=~ / p.7 / w=仲買；旅籠,topic=~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#*# RES / JVEMV6 64#133_植民地朝鮮の-- / 『植民地朝鮮の日本人』 著者=高崎宗司,校注=~ / p.7 / w=仲買；旅籠,topic=~,other=~">
            <text:p>:m #*# RES / JVEMV6 64#133_植民地朝鮮の-- / 『植民地朝鮮の日本人』 著者=高崎宗司,校注=~ / p.7 / w=仲買；旅籠,topic=~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15_17-55-38_000.jpg</text:p>
          </table:table-cell>
          <table:table-cell table:style-name="ce18" office:value-type="string">
            <text:p>:m #*# RES / JVEMV6 64#132_doukyou-- / 『道教の世界』 / 著者=窪徳忠,校注=~ / p.45 / w=橘樸[しらき,topic=~,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#*# RES / JVEMV6 64#132_doukyou-- / 『道教の世界』 / 著者=窪徳忠,校注=~ / p.45 / w=橘樸[しらき,topic=~,other=~">
            <text:p>:m #*# RES / JVEMV6 64#132_doukyou-- / 『道教の世界』 / 著者=窪徳忠,校注=~ / p.45 / w=橘樸[しらき,topic=~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15_19-14-54_000.jpg</text:p>
          </table:table-cell>
          <table:table-cell table:style-name="ce11" office:value-type="string">
            <text:p>:m :篠笛,shinobue #*# / session-memo / s.1:todays-melody,genr=`しゅ（主）`;`あげ`,,key=h-7(Af),,R=1,i.f.=~,notes=しゅ：h:3-7-7-6-7;あげ:7-0-2_-3_-2_-0-7-7-7-0-2_,ReX, \\\ s.2:todays-melody,genr=`しゅ`；`はな（華）`,,key=h-4(Ef),,R=2,i.f.=~,notes=しゅ：4-3-4-6-6-7-7-0-0-3_~3_-2h_;はな：4_-6_-4_-3_~4_-3_-4_-0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:篠笛,shinobue #*# / session-memo / s.1:todays-melody,genr=`しゅ（主）`;`あげ`,,key=h-7(Af),,R=1,i.f.=~,notes=しゅ：h:3-7-7-6-7;あげ:7-0-2_-3_-2_-0-7-7-7-0-2_,ReX, \\\ s.2:todays-melody,genr=`しゅ`；`はな（華）`,,key=h-4(Ef),,R=2,i.f.=~,notes=しゅ：4-3-4-6-6-7-7-0-0-3_~3_-2h_;はな：4_-6_-4_-3_~4_-3_-4_-0">
            <text:p>:m :篠笛,shinobue #*# / session-memo / s.1:todays-melody,genr=`しゅ（主）`;`あげ`,,key=h-7(Af),,R=1,i.f.=~,notes=しゅ：h:3-7-7-6-7;あげ:7-0-2_-3_-2_-0-7-7-7-0-2_,ReX, \\\ s.2:todays-melody,genr=`しゅ`；`はな（華）`,,key=h-4(Ef),,R=2,i.f.=~,notes=しゅ：4-3-4-6-6-7-7-0-0-3_~3_-2h_;はな：4_-6_-4_-3_~4_-3_-4_-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15_19-24-44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15_19-24-47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1-15_19-24-51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1-15_19-26-11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掲示物：「お知らせ」、建築計画</text:p>
          </table:table-cell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掲示物：「お知らせ」、建築計画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掲示物：「お知らせ」、建築計画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2021-11-15_21-14-31_000.jpg</text:p>
          </table:table-cell>
          <table:table-cell table:style-name="ce11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2021-11-15_22-39-35_000.jpg</text:p>
          </table:table-cell>
          <table:table-cell table:style-name="ce11" office:value-type="string">
            <text:p>:m 記録 / 身体 / 様子 / location=歯茎：前歯：上あご,time=~；occasion=~,other=歯茎の、上あごへの接続部、付近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記録 / 身体 / 様子 / location=歯茎：前歯：上あご,time=~；occasion=~,other=歯茎の、上あごへの接続部、付近。">
            <text:p>:m 記録 / 身体 / 様子 / location=歯茎：前歯：上あご,time=~；occasion=~,other=歯茎の、上あごへの接続部、付近。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1-15_22-39-56_000.jpg</text:p>
          </table:table-cell>
          <table:table-cell table:style-name="ce11" office:value-type="string">
            <text:p>:m 記録 / 身体 / 様子 / location=歯茎：前歯：上あご,time=~；occasion=~,other=歯茎の、上あごへの接続部、付近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記録 / 身体 / 様子 / location=歯茎：前歯：上あご,time=~；occasion=~,other=歯茎の、上あごへの接続部、付近。">
            <text:p>:m 記録 / 身体 / 様子 / location=歯茎：前歯：上あご,time=~；occasion=~,other=歯茎の、上あごへの接続部、付近。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2021-11-16_01-36-47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2021-11-16_07-27-26_000.jpg</text:p>
          </table:table-cell>
          <table:table-cell table:style-name="ce11" office:value-type="string">
            <text:p>:m #*# RES / JVEMV6 64#114_hirata_-- / 『霊の御柱』（たまのみはしら） 著者=平田篤胤,校注=~ / p.21 / w=混成れる[むらがりな；葦牙[あしかび；初生[おひそむる；比古遅[ひこぢ；天之底立[あめのそこたち；知看けむ[しろしめし；言義[ことのこころ；,topic=読み方</text:p>
          </table:table-cell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m #*# RES / JVEMV6 64#114_hirata_-- / 『霊の御柱』（たまのみはしら） 著者=平田篤胤,校注=~ / p.21 / w=混成れる[むらがりな；葦牙[あしかび；初生[おひそむる；比古遅[ひこぢ；天之底立[あめのそこたち；知看けむ[しろしめし；言義[ことのこころ；,topic=読み方">
            <text:p>:m #*# RES / JVEMV6 64#114_hirata_-- / 『霊の御柱』（たまのみはしら） 著者=平田篤胤,校注=~ / p.21 / w=混成れる[むらがりな；葦牙[あしかび；初生[おひそむる；比古遅[ひこぢ；天之底立[あめのそこたち；知看けむ[しろしめし；言義[ことのこころ；,topic=読み方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11-16_07-27-37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1_03-20-25_000.mid</text:p>
          </table:table-cell>
          <table:table-cell table:style-name="ce8" office:value-type="string">
            <text:p>:in-mid / app=perfect-piano / 演奏、play / R=1 / category=~,inst=shino,for=~,genre=~</text:p>
          </table:table-cell>
          <table:table-cell table:style-name="ce4"/>
          <table:table-cell table:style-name="ce4" office:value-type="string">
            <text:p>2021.10.21-03.19.52-shino.mid</text:p>
          </table:table-cell>
          <table:table-cell table:style-name="ce4"/>
          <table:table-cell table:style-name="ce38" table:formula="of:=IF([.E25]=&quot;&quot;;[.C25];CONCATENATE([.C25];&quot; / &quot;;[.E25]))" office:value-type="string" office:string-value=":in-mid / app=perfect-piano / 演奏、play / R=1 / category=~,inst=shino,for=~,genre=~ / 2021.10.21-03.19.52-shino.mid">
            <text:p>:in-mid / app=perfect-piano / 演奏、play / R=1 / category=~,inst=shino,for=~,genre=~ / 2021.10.21-03.19.52-shino.mid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1-01_08-30-50_000.m4a</text:p>
          </table:table-cell>
          <table:table-cell table:style-name="ce11" office:value-type="string">
            <text:p>:VOICE-MEMO / @自室 / record / bird / 鳥の声, other=~</text:p>
          </table:table-cell>
          <table:table-cell table:style-name="ce11"/>
          <table:table-cell table:style-name="ce4" office:value-type="string">
            <text:p>2021.11.07-07.27.14-shino.mid</text:p>
          </table:table-cell>
          <table:table-cell table:style-name="ce4"/>
          <table:table-cell table:style-name="ce38" table:formula="of:=IF([.E26]=&quot;&quot;;[.C26];CONCATENATE([.C26];&quot; / &quot;;[.E26]))" office:value-type="string" office:string-value=":VOICE-MEMO / @自室 / record / bird / 鳥の声, other=~ / 2021.11.07-07.27.14-shino.mid">
            <text:p>:VOICE-MEMO / @自室 / record / bird / 鳥の声, other=~ / 2021.11.07-07.27.14-shino.mid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7_07-27-48_000.mid</text:p>
          </table:table-cell>
          <table:table-cell table:style-name="ce8" office:value-type="string">
            <text:p>:in-mid / app=perfect-piano / 演奏、play / R=1 / category=~,inst=shino,for=~,genre=~</text:p>
          </table:table-cell>
          <table:table-cell table:style-name="ce18"/>
          <table:table-cell table:style-name="ce4" office:value-type="string">
            <text:p>2021.11.10-07.22.21-shin.mid</text:p>
          </table:table-cell>
          <table:table-cell table:style-name="ce4"/>
          <table:table-cell table:style-name="ce38" table:formula="of:=IF([.E27]=&quot;&quot;;[.C27];CONCATENATE([.C27];&quot; / &quot;;[.E27]))" office:value-type="string" office:string-value=":in-mid / app=perfect-piano / 演奏、play / R=1 / category=~,inst=shino,for=~,genre=~ / 2021.11.10-07.22.21-shin.mid">
            <text:p>:in-mid / app=perfect-piano / 演奏、play / R=1 / category=~,inst=shino,for=~,genre=~ / 2021.11.10-07.22.21-shin.mid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10_07-22-50_000.mid</text:p>
          </table:table-cell>
          <table:table-cell table:style-name="ce8" office:value-type="string">
            <text:p>:in-mid / app=perfect-piano / 演奏、play / R=1 / category=~,inst=shino,for=~,genre=~</text:p>
          </table:table-cell>
          <table:table-cell table:style-name="ce20"/>
          <table:table-cell table:style-name="ce4" office:value-type="string">
            <text:p>2021.11.11-01.27.26-shino.mid</text:p>
          </table:table-cell>
          <table:table-cell table:style-name="ce4"/>
          <table:table-cell table:style-name="ce38" table:formula="of:=IF([.E28]=&quot;&quot;;[.C28];CONCATENATE([.C28];&quot; / &quot;;[.E28]))" office:value-type="string" office:string-value=":in-mid / app=perfect-piano / 演奏、play / R=1 / category=~,inst=shino,for=~,genre=~ / 2021.11.11-01.27.26-shino.mid">
            <text:p>:in-mid / app=perfect-piano / 演奏、play / R=1 / category=~,inst=shino,for=~,genre=~ / 2021.11.11-01.27.26-shino.mid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2021-11-11_01-27-47_000.mid</text:p>
          </table:table-cell>
          <table:table-cell table:style-name="ce8" office:value-type="string">
            <text:p>:in-mid / app=perfect-piano / 演奏、play / R=1 / category=~,inst=shino,for=~,genre=~</text:p>
          </table:table-cell>
          <table:table-cell table:style-name="ce20"/>
          <table:table-cell table:style-name="ce4" office:value-type="string">
            <text:p>2021.11.15-20.21.25-shino.mid</text:p>
          </table:table-cell>
          <table:table-cell table:style-name="ce4"/>
          <table:table-cell table:style-name="ce38" table:formula="of:=IF([.E29]=&quot;&quot;;[.C29];CONCATENATE([.C29];&quot; / &quot;;[.E29]))" office:value-type="string" office:string-value=":in-mid / app=perfect-piano / 演奏、play / R=1 / category=~,inst=shino,for=~,genre=~ / 2021.11.15-20.21.25-shino.mid">
            <text:p>:in-mid / app=perfect-piano / 演奏、play / R=1 / category=~,inst=shino,for=~,genre=~ / 2021.11.15-20.21.25-shino.mid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2021-11-12_10-39-06_000.m4a</text:p>
          </table:table-cell>
          <table:table-cell table:style-name="ce8" office:value-type="string">
            <text:p>:VOICE-MEMO / @自宅 / メモ / topic=melody:humming / content=~</text:p>
          </table:table-cell>
          <table:table-cell table:style-name="ce20"/>
          <table:table-cell table:style-name="ce4" office:value-type="string">
            <text:p>2021.11.16-08.08.17-shino.mid</text:p>
          </table:table-cell>
          <table:table-cell table:style-name="ce4"/>
          <table:table-cell table:style-name="ce38" table:formula="of:=IF([.E30]=&quot;&quot;;[.C30];CONCATENATE([.C30];&quot; / &quot;;[.E30]))" office:value-type="string" office:string-value=":VOICE-MEMO / @自宅 / メモ / topic=melody:humming / content=~ / 2021.11.16-08.08.17-shino.mid">
            <text:p>:VOICE-MEMO / @自宅 / メモ / topic=melody:humming / content=~ / 2021.11.16-08.08.17-shino.mid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2021-11-15_06-21-28_000.m4a</text:p>
          </table:table-cell>
          <table:table-cell table:style-name="ce8" office:value-type="string">
            <text:p>:VOICE-MEMO / @自宅 / メモ / topic=melody:humming / content=~,other=for-shino</text:p>
          </table:table-cell>
          <table:table-cell table:style-name="ce4"/>
          <table:table-cell table:style-name="ce4"/>
          <table:table-cell table:style-name="ce4"/>
          <table:table-cell table:style-name="ce38" table:formula="of:=IF([.E31]=&quot;&quot;;[.C31];CONCATENATE([.C31];&quot; / &quot;;[.E31]))" office:value-type="string" office:string-value=":VOICE-MEMO / @自宅 / メモ / topic=melody:humming / content=~,other=for-shino">
            <text:p>:VOICE-MEMO / @自宅 / メモ / topic=melody:humming / content=~,other=for-shino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2021-11-15_18-22-35_000.mp4</text:p>
          </table:table-cell>
          <table:table-cell table:style-name="ce11" office:value-type="string">
            <text:p>:VIDEO / @自室 / 記録 / jap.flute / 演奏、play / R=1 / todays-melody</text:p>
          </table:table-cell>
          <table:table-cell table:style-name="ce4"/>
          <table:table-cell table:style-name="ce4"/>
          <table:table-cell table:style-name="ce4"/>
          <table:table-cell table:style-name="ce38" table:formula="of:=IF([.E32]=&quot;&quot;;[.C32];CONCATENATE([.C32];&quot; / &quot;;[.E32]))" office:value-type="string" office:string-value=":VIDEO / @自室 / 記録 / jap.flute / 演奏、play / R=1 / todays-melody">
            <text:p>:VIDEO / @自室 / 記録 / jap.flute / 演奏、play / R=1 / todays-melody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15_18-39-19_000.mp4</text:p>
          </table:table-cell>
          <table:table-cell table:style-name="ce11" office:value-type="string">
            <text:p>:VIDEO / @自室 / 記録 / jap.flute / 演奏、play / R=2 / todays-melody</text:p>
          </table:table-cell>
          <table:table-cell table:style-name="ce4"/>
          <table:table-cell table:style-name="ce4"/>
          <table:table-cell table:style-name="ce4"/>
          <table:table-cell table:style-name="ce38" table:formula="of:=IF([.E33]=&quot;&quot;;[.C33];CONCATENATE([.C33];&quot; / &quot;;[.E33]))" office:value-type="string" office:string-value=":VIDEO / @自室 / 記録 / jap.flute / 演奏、play / R=2 / todays-melody">
            <text:p>:VIDEO / @自室 / 記録 / jap.flute / 演奏、play / R=2 / todays-melody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2021-11-15_18-50-10_000.mp4</text:p>
          </table:table-cell>
          <table:table-cell table:style-name="ce11" office:value-type="string">
            <text:p>:VIDEO / @自室 / 記録 / jap.flute / 演奏、play / R=3 / todays-melody</text:p>
          </table:table-cell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string" office:string-value=":VIDEO / @自室 / 記録 / jap.flute / 演奏、play / R=3 / todays-melody">
            <text:p>:VIDEO / @自室 / 記録 / jap.flute / 演奏、play / R=3 / todays-melody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11-15_20-21-52_000.mid</text:p>
          </table:table-cell>
          <table:table-cell table:style-name="ce8" office:value-type="string">
            <text:p>:in-mid / app=perfect-piano / 演奏、play / R=1 / category=~,inst=shino,for=~,genre=~</text:p>
          </table:table-cell>
          <table:table-cell table:style-name="ce4"/>
          <table:table-cell table:style-name="ce4"/>
          <table:table-cell table:style-name="ce4"/>
          <table:table-cell table:style-name="ce38" table:formula="of:=IF([.E35]=&quot;&quot;;[.C35];CONCATENATE([.C35];&quot; / &quot;;[.E35]))" office:value-type="string" office:string-value=":in-mid / app=perfect-piano / 演奏、play / R=1 / category=~,inst=shino,for=~,genre=~">
            <text:p>:in-mid / app=perfect-piano / 演奏、play / R=1 / category=~,inst=shino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2021-11-16_08-08-39_000.mid</text:p>
          </table:table-cell>
          <table:table-cell table:style-name="ce8" office:value-type="string">
            <text:p>:in-mid / app=perfect-piano / 演奏、play / R=1 / category=~,inst=shino,for=~,genre=~</text:p>
          </table:table-cell>
          <table:table-cell table:style-name="ce4"/>
          <table:table-cell table:style-name="ce4"/>
          <table:table-cell table:style-name="ce4"/>
          <table:table-cell table:style-name="ce38" table:formula="of:=IF([.E36]=&quot;&quot;;[.C36];CONCATENATE([.C36];&quot; / &quot;;[.E36]))" office:value-type="string" office:string-value=":in-mid / app=perfect-piano / 演奏、play / R=1 / category=~,inst=shino,for=~,genre=~">
            <text:p>:in-mid / app=perfect-piano / 演奏、play / R=1 / category=~,inst=shino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string" office:string-value=":m 東和 PHOTO / 211112f / 二子玉川（電車）；NHK技研前（バス、東急） / 安藤様共同住宅 / ２名（小林さん：横浜営業所：職長） / ㈲アクア（設備）（大東建託） / 出発時間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2021/11/16</text:date>, <text:time>09:04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16T09:04:10.43</dc:date>
    <dc:creator>iwabuchi ken</dc:creator>
    <meta:editing-duration>P40DT5H34M9S</meta:editing-duration>
    <meta:editing-cycles>13804</meta:editing-cycles>
    <meta:document-statistic meta:table-count="1" meta:cell-count="480" meta:object-count="0"/>
  </office:meta>
</office:document-meta>
</file>